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0.5984in"/>
    </style:style>
    <style:style style:name="co7" style:family="table-column">
      <style:table-column-properties fo:break-before="auto" style:column-width="0.8217in"/>
    </style:style>
    <style:style style:name="co8" style:family="table-column">
      <style:table-column-properties fo:break-before="auto" style:column-width="1.689in"/>
    </style:style>
    <style:style style:name="co9" style:family="table-column">
      <style:table-column-properties fo:break-before="auto" style:column-width="1.2417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2154in"/>
    </style:style>
    <style:style style:name="co13" style:family="table-column">
      <style:table-column-properties fo:break-before="auto" style:column-width="1.27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 sig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Pin FPGA</text:p>
          </table:table-cell>
          <table:table-cell office:value-type="string" calcext:value-type="string">
            <text:p>Signal FPGA</text:p>
          </table:table-cell>
          <table:table-cell office:value-type="string" calcext:value-type="string">
            <text:p>I/O Bank</text:p>
          </table:table-cell>
          <table:table-cell office:value-type="string" calcext:value-type="string">
            <text:p>IOSTANDARD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Device Dest.</text:p>
          </table:table-cell>
          <table:table-cell office:value-type="string" calcext:value-type="string">
            <text:p>Pin Dest.</text:p>
          </table:table-cell>
          <table:table-cell office:value-type="string" calcext:value-type="string">
            <text:p>N° Pin Dest.</text:p>
          </table:table-cell>
        </table:table-row>
        <table:table-row table:style-name="ro1">
          <table:table-cell office:value-type="string" calcext:value-type="string">
            <text:p>noip_mos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IO_B34_LP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o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ip_miso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IO_B34_LN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is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ip_sc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IO_B34_LP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s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ip_ss[0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IO_B34_LN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ss[1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O_B34_LP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clk_pll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IO_B34_LP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clk_pll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IO_B34_LN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monitor0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IO_B34_LP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0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IO_B34_LN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monitor1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IO_B34_LP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1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IO_B34_LN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trigger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IO_B34_LP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trigger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IO_B34_LN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rst_n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IO_B34_LP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oip_rst_n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IO_B34_LN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dd18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O_B13_LP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18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IO_B13_LN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33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IO_B13_LP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33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IO_B13_LN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pix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IO_B13_LP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ddpix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IO_B13_L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_enable_n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IO_B13_LP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_enable_n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IO_B13_LN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O_B35_LP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IO_B35_LN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IO_B35_LP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IO_B35_LN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O_B35_LP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IO_B35_LN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IO_B35_LP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IO_B35_LN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IO_B35_LP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IO_B35_LN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IO_B35_LP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IO_B35_LN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IO_B35_LP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IO_B35_LN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IO_B35_LP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O_B35_LN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IO_B35_LP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IO_B35_LN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IO_B35_LP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IO_B35_LN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IO_B35_LP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IO_B35_LN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IO_B35_LP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O_B35_LN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TRACK LENGTH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Difference (mils)</text:p>
          </table:table-cell>
          <table:table-cell office:value-type="string" calcext:value-type="string">
            <text:p>Difference (mm)</text:p>
          </table:table-cell>
        </table:table-row>
        <table:table-row table:style-name="ro1">
          <table:table-cell office:value-type="string" calcext:value-type="string">
            <text:p>XADC_INN0</text:p>
          </table:table-cell>
          <table:table-cell office:value-type="float" office:value="2028.243" calcext:value-type="float">
            <text:p>2028.243</text:p>
          </table:table-cell>
          <table:table-cell office:value-type="string" calcext:value-type="string">
            <text:p>XADC_INP0</text:p>
          </table:table-cell>
          <table:table-cell office:value-type="float" office:value="2025.44" calcext:value-type="float">
            <text:p>2025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DC_TEMP_N</text:p>
          </table:table-cell>
          <table:table-cell office:value-type="float" office:value="2043.248" calcext:value-type="float">
            <text:p>2043.248</text:p>
          </table:table-cell>
          <table:table-cell office:value-type="string" calcext:value-type="string">
            <text:p>XADC_TEMP_P</text:p>
          </table:table-cell>
          <table:table-cell office:value-type="float" office:value="2043.24" calcext:value-type="float">
            <text:p>204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11</text:p>
          </table:table-cell>
          <table:table-cell office:value-type="float" office:value="1177.382" calcext:value-type="float">
            <text:p>1177.382</text:p>
          </table:table-cell>
          <table:table-cell office:value-type="string" calcext:value-type="string">
            <text:p>IO_B13_LP11</text:p>
          </table:table-cell>
          <table:table-cell office:value-type="float" office:value="1179.259" calcext:value-type="float">
            <text:p>1179.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12</text:p>
          </table:table-cell>
          <table:table-cell office:value-type="float" office:value="1330.609" calcext:value-type="float">
            <text:p>1330.609</text:p>
          </table:table-cell>
          <table:table-cell office:value-type="string" calcext:value-type="string">
            <text:p>IO_B13_LP12</text:p>
          </table:table-cell>
          <table:table-cell office:value-type="float" office:value="1334.861" calcext:value-type="float">
            <text:p>1334.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13</text:p>
          </table:table-cell>
          <table:table-cell office:value-type="float" office:value="952.736" calcext:value-type="float">
            <text:p>952.736</text:p>
          </table:table-cell>
          <table:table-cell office:value-type="string" calcext:value-type="string">
            <text:p>IO_B13_LP13</text:p>
          </table:table-cell>
          <table:table-cell office:value-type="float" office:value="954.037" calcext:value-type="float">
            <text:p>954.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14</text:p>
          </table:table-cell>
          <table:table-cell office:value-type="float" office:value="1216.677" calcext:value-type="float">
            <text:p>1216.677</text:p>
          </table:table-cell>
          <table:table-cell office:value-type="string" calcext:value-type="string">
            <text:p>IO_B13_LP14</text:p>
          </table:table-cell>
          <table:table-cell office:value-type="float" office:value="1214.491" calcext:value-type="float">
            <text:p>1214.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15</text:p>
          </table:table-cell>
          <table:table-cell office:value-type="float" office:value="819.033" calcext:value-type="float">
            <text:p>819.033</text:p>
          </table:table-cell>
          <table:table-cell office:value-type="string" calcext:value-type="string">
            <text:p>IO_B13_LP15</text:p>
          </table:table-cell>
          <table:table-cell office:value-type="float" office:value="820.63" calcext:value-type="float">
            <text:p>82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21</text:p>
          </table:table-cell>
          <table:table-cell office:value-type="float" office:value="1130.786" calcext:value-type="float">
            <text:p>1130.786</text:p>
          </table:table-cell>
          <table:table-cell office:value-type="string" calcext:value-type="string">
            <text:p>IO_B13_LP21</text:p>
          </table:table-cell>
          <table:table-cell office:value-type="float" office:value="1129.357" calcext:value-type="float">
            <text:p>1129.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1</text:p>
          </table:table-cell>
          <table:table-cell office:value-type="float" office:value="1340.824" calcext:value-type="float">
            <text:p>1340.824</text:p>
          </table:table-cell>
          <table:table-cell office:value-type="string" calcext:value-type="string">
            <text:p>IO_B34_LP1</text:p>
          </table:table-cell>
          <table:table-cell office:value-type="float" office:value="1336.715" calcext:value-type="float">
            <text:p>1336.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2</text:p>
          </table:table-cell>
          <table:table-cell office:value-type="float" office:value="915.327" calcext:value-type="float">
            <text:p>915.327</text:p>
          </table:table-cell>
          <table:table-cell office:value-type="string" calcext:value-type="string">
            <text:p>IO_B34_LP2</text:p>
          </table:table-cell>
          <table:table-cell office:value-type="float" office:value="914.571" calcext:value-type="float">
            <text:p>914.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3</text:p>
          </table:table-cell>
          <table:table-cell office:value-type="float" office:value="1060.727" calcext:value-type="float">
            <text:p>1060.727</text:p>
          </table:table-cell>
          <table:table-cell office:value-type="string" calcext:value-type="string">
            <text:p>IO_B34_LP3</text:p>
          </table:table-cell>
          <table:table-cell office:value-type="float" office:value="1085.922" calcext:value-type="float">
            <text:p>1085.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4</text:p>
          </table:table-cell>
          <table:table-cell office:value-type="float" office:value="844.014" calcext:value-type="float">
            <text:p>844.014</text:p>
          </table:table-cell>
          <table:table-cell office:value-type="string" calcext:value-type="string">
            <text:p>IO_B34_LP4</text:p>
          </table:table-cell>
          <table:table-cell office:value-type="float" office:value="847.381" calcext:value-type="float">
            <text:p>847.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5</text:p>
          </table:table-cell>
          <table:table-cell office:value-type="float" office:value="1128.477" calcext:value-type="float">
            <text:p>1128.477</text:p>
          </table:table-cell>
          <table:table-cell office:value-type="string" calcext:value-type="string">
            <text:p>IO_B34_LP5</text:p>
          </table:table-cell>
          <table:table-cell office:value-type="float" office:value="1127.092" calcext:value-type="float">
            <text:p>1127.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6</text:p>
          </table:table-cell>
          <table:table-cell office:value-type="float" office:value="1359.047" calcext:value-type="float">
            <text:p>1359.047</text:p>
          </table:table-cell>
          <table:table-cell office:value-type="string" calcext:value-type="string">
            <text:p>IO_B34_LP6</text:p>
          </table:table-cell>
          <table:table-cell office:value-type="float" office:value="952.025" calcext:value-type="float">
            <text:p>952.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7</text:p>
          </table:table-cell>
          <table:table-cell office:value-type="float" office:value="1413.582" calcext:value-type="float">
            <text:p>1413.582</text:p>
          </table:table-cell>
          <table:table-cell office:value-type="string" calcext:value-type="string">
            <text:p>IO_B34_LP7</text:p>
          </table:table-cell>
          <table:table-cell office:value-type="float" office:value="1413.378" calcext:value-type="float">
            <text:p>1413.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8</text:p>
          </table:table-cell>
          <table:table-cell office:value-type="float" office:value="746.128" calcext:value-type="float">
            <text:p>746.128</text:p>
          </table:table-cell>
          <table:table-cell office:value-type="string" calcext:value-type="string">
            <text:p>IO_B34_LP8</text:p>
          </table:table-cell>
          <table:table-cell office:value-type="float" office:value="741.719" calcext:value-type="float">
            <text:p>741.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4</text:p>
          </table:table-cell>
          <table:table-cell office:value-type="float" office:value="1698.864" calcext:value-type="float">
            <text:p>1698.864</text:p>
          </table:table-cell>
          <table:table-cell office:value-type="string" calcext:value-type="string">
            <text:p>IO_B35_LP4</text:p>
          </table:table-cell>
          <table:table-cell office:value-type="float" office:value="1700.392" calcext:value-type="float">
            <text:p>1700.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5</text:p>
          </table:table-cell>
          <table:table-cell office:value-type="float" office:value="1318.283" calcext:value-type="float">
            <text:p>1318.283</text:p>
          </table:table-cell>
          <table:table-cell office:value-type="string" calcext:value-type="string">
            <text:p>IO_B35_LP5</text:p>
          </table:table-cell>
          <table:table-cell office:value-type="float" office:value="1317.537" calcext:value-type="float">
            <text:p>1317.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6</text:p>
          </table:table-cell>
          <table:table-cell office:value-type="float" office:value="1602.119" calcext:value-type="float">
            <text:p>1602.119</text:p>
          </table:table-cell>
          <table:table-cell office:value-type="string" calcext:value-type="string">
            <text:p>IO_B35_LP6</text:p>
          </table:table-cell>
          <table:table-cell office:value-type="float" office:value="1600.247" calcext:value-type="float">
            <text:p>1600.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7</text:p>
          </table:table-cell>
          <table:table-cell office:value-type="float" office:value="2558.743" calcext:value-type="float">
            <text:p>2558.743</text:p>
          </table:table-cell>
          <table:table-cell office:value-type="string" calcext:value-type="string">
            <text:p>IO_B35_LP7</text:p>
          </table:table-cell>
          <table:table-cell office:value-type="float" office:value="2557.737" calcext:value-type="float">
            <text:p>2557.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8</text:p>
          </table:table-cell>
          <table:table-cell office:value-type="float" office:value="1312.747" calcext:value-type="float">
            <text:p>1312.747</text:p>
          </table:table-cell>
          <table:table-cell office:value-type="string" calcext:value-type="string">
            <text:p>IO_B35_LP8</text:p>
          </table:table-cell>
          <table:table-cell office:value-type="float" office:value="1310.897" calcext:value-type="float">
            <text:p>1310.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9</text:p>
          </table:table-cell>
          <table:table-cell office:value-type="float" office:value="2243.387" calcext:value-type="float">
            <text:p>2243.387</text:p>
          </table:table-cell>
          <table:table-cell office:value-type="string" calcext:value-type="string">
            <text:p>IO_B35_LP9</text:p>
          </table:table-cell>
          <table:table-cell office:value-type="float" office:value="2239.713" calcext:value-type="float">
            <text:p>2239.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0</text:p>
          </table:table-cell>
          <table:table-cell office:value-type="float" office:value="1683.661" calcext:value-type="float">
            <text:p>1683.661</text:p>
          </table:table-cell>
          <table:table-cell office:value-type="string" calcext:value-type="string">
            <text:p>IO_B35_LP10</text:p>
          </table:table-cell>
          <table:table-cell office:value-type="float" office:value="1686.993" calcext:value-type="float">
            <text:p>1686.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1</text:p>
          </table:table-cell>
          <table:table-cell office:value-type="float" office:value="1994.836" calcext:value-type="float">
            <text:p>1994.836</text:p>
          </table:table-cell>
          <table:table-cell office:value-type="string" calcext:value-type="string">
            <text:p>IO_B35_LP11</text:p>
          </table:table-cell>
          <table:table-cell office:value-type="float" office:value="1997.028" calcext:value-type="float">
            <text:p>1997.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2</text:p>
          </table:table-cell>
          <table:table-cell office:value-type="float" office:value="1727.584" calcext:value-type="float">
            <text:p>1727.584</text:p>
          </table:table-cell>
          <table:table-cell office:value-type="string" calcext:value-type="string">
            <text:p>IO_B35_LP12</text:p>
          </table:table-cell>
          <table:table-cell office:value-type="float" office:value="1724.079" calcext:value-type="float">
            <text:p>1724.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3</text:p>
          </table:table-cell>
          <table:table-cell office:value-type="float" office:value="1353.38" calcext:value-type="float">
            <text:p>1353.38</text:p>
          </table:table-cell>
          <table:table-cell office:value-type="string" calcext:value-type="string">
            <text:p>IO_B35_LP13</text:p>
          </table:table-cell>
          <table:table-cell office:value-type="float" office:value="1348.834" calcext:value-type="float">
            <text:p>1348.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4</text:p>
          </table:table-cell>
          <table:table-cell office:value-type="float" office:value="1297.986" calcext:value-type="float">
            <text:p>1297.986</text:p>
          </table:table-cell>
          <table:table-cell office:value-type="string" calcext:value-type="string">
            <text:p>IO_B35_LP14</text:p>
          </table:table-cell>
          <table:table-cell office:value-type="float" office:value="1295.785" calcext:value-type="float">
            <text:p>1295.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5</text:p>
          </table:table-cell>
          <table:table-cell office:value-type="float" office:value="1444.76" calcext:value-type="float">
            <text:p>1444.76</text:p>
          </table:table-cell>
          <table:table-cell office:value-type="string" calcext:value-type="string">
            <text:p>IO_B35_LP15</text:p>
          </table:table-cell>
          <table:table-cell office:value-type="float" office:value="1446.504" calcext:value-type="float">
            <text:p>1446.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6</text:p>
          </table:table-cell>
          <table:table-cell office:value-type="float" office:value="1365.524" calcext:value-type="float">
            <text:p>1365.524</text:p>
          </table:table-cell>
          <table:table-cell office:value-type="string" calcext:value-type="string">
            <text:p>IO_B35_LP16</text:p>
          </table:table-cell>
          <table:table-cell office:value-type="float" office:value="1368.709" calcext:value-type="float">
            <text:p>1368.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7</text:p>
          </table:table-cell>
          <table:table-cell office:value-type="float" office:value="1584.709" calcext:value-type="float">
            <text:p>1584.709</text:p>
          </table:table-cell>
          <table:table-cell office:value-type="string" calcext:value-type="string">
            <text:p>IO_B35_LP17</text:p>
          </table:table-cell>
          <table:table-cell office:value-type="float" office:value="1589.203" calcext:value-type="float">
            <text:p>1589.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8</text:p>
          </table:table-cell>
          <table:table-cell office:value-type="float" office:value="1259.818" calcext:value-type="float">
            <text:p>1259.818</text:p>
          </table:table-cell>
          <table:table-cell office:value-type="string" calcext:value-type="string">
            <text:p>IO_B35_LP18</text:p>
          </table:table-cell>
          <table:table-cell office:value-type="float" office:value="1261.51" calcext:value-type="float">
            <text:p>1261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9</text:p>
          </table:table-cell>
          <table:table-cell office:value-type="float" office:value="2507.722" calcext:value-type="float">
            <text:p>2507.722</text:p>
          </table:table-cell>
          <table:table-cell office:value-type="string" calcext:value-type="string">
            <text:p>IO_B35_LP19</text:p>
          </table:table-cell>
          <table:table-cell office:value-type="float" office:value="2506.261" calcext:value-type="float">
            <text:p>2506.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20</text:p>
          </table:table-cell>
          <table:table-cell office:value-type="float" office:value="2786.621" calcext:value-type="float">
            <text:p>2786.621</text:p>
          </table:table-cell>
          <table:table-cell office:value-type="string" calcext:value-type="string">
            <text:p>IO_B35_LP20</text:p>
          </table:table-cell>
          <table:table-cell office:value-type="float" office:value="2784.904" calcext:value-type="float">
            <text:p>2784.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21</text:p>
          </table:table-cell>
          <table:table-cell office:value-type="float" office:value="2423.881" calcext:value-type="float">
            <text:p>2423.881</text:p>
          </table:table-cell>
          <table:table-cell office:value-type="string" calcext:value-type="string">
            <text:p>IO_B35_LP21</text:p>
          </table:table-cell>
          <table:table-cell office:value-type="float" office:value="2420.077" calcext:value-type="float">
            <text:p>2420.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22</text:p>
          </table:table-cell>
          <table:table-cell office:value-type="float" office:value="1734.753" calcext:value-type="float">
            <text:p>1734.753</text:p>
          </table:table-cell>
          <table:table-cell office:value-type="string" calcext:value-type="string">
            <text:p>IO_B35_LP22</text:p>
          </table:table-cell>
          <table:table-cell office:value-type="float" office:value="1738.076" calcext:value-type="float">
            <text:p>1738.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23</text:p>
          </table:table-cell>
          <table:table-cell office:value-type="float" office:value="2153.957" calcext:value-type="float">
            <text:p>2153.957</text:p>
          </table:table-cell>
          <table:table-cell office:value-type="string" calcext:value-type="string">
            <text:p>IO_B35_LP23</text:p>
          </table:table-cell>
          <table:table-cell office:value-type="float" office:value="2152.485" calcext:value-type="float">
            <text:p>2152.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24</text:p>
          </table:table-cell>
          <table:table-cell office:value-type="float" office:value="1847.083" calcext:value-type="float">
            <text:p>1847.083</text:p>
          </table:table-cell>
          <table:table-cell office:value-type="string" calcext:value-type="string">
            <text:p>IO_B35_LP24</text:p>
          </table:table-cell>
          <table:table-cell office:value-type="float" office:value="1850.601" calcext:value-type="float">
            <text:p>1850.6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 style:data-style-name="N2" text:time-value="08:57:46.2361082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1:17:35.133243777</meta:creation-date>
    <dc:date>2024-06-19T10:40:21.552889796</dc:date>
    <meta:editing-duration>PT9H28M3S</meta:editing-duration>
    <meta:editing-cycles>38</meta:editing-cycles>
    <meta:generator>LibreOffice/24.2.4.2$Linux_X86_64 LibreOffice_project/d29029bfb700ea4a272da1366c5f5e7c14e351b5</meta:generator>
    <meta:document-statistic meta:table-count="2" meta:cell-count="658" meta:object-count="0"/>
  </office:meta>
</office:document-meta>
</file>